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Impl.isEd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setActionOnCopy( int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isSearch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ElementImpl( String name , boolean isMultiple , boolean isEditable , boolean isSearchabl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Impl.ElementImpl( String name , boolean isMultiple , boolean isEditable , boolean isSearch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getActionOn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